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7cm"/>
    </style:style>
    <style:style style:name="co2" style:family="table-column">
      <style:table-column-properties fo:break-before="auto" style:column-width="17.11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62cm"/>
    </style:style>
    <style:style style:name="ro1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Коробки" table:style-name="ta1" table:print="false">
        <table:table-column table:style-name="co1" table:default-cell-style-name="Text"/>
        <table:table-column table:style-name="co2" table:default-cell-style-name="Text"/>
        <table:table-row table:style-name="ro1">
          <table:table-cell table:style-name="Fields" office:value-type="string">
            <text:p>Номер</text:p>
          </table:table-cell>
          <table:table-cell table:style-name="Fields" office:value-type="string">
            <text:p>Содержимое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анцелярские принадлежности для организаторов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нцелярские принадлежности для спикеров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нцелярские принадлежности для старшего регистратора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нцелярские принадлежности для регистраторов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анцелярские принадлежности запасные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омпьютерная техника для выступления (компьютеры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мпьютерная техника для выступления (периферийные устройства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мпьютерная техника для столов регистрации (компьютеры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омпьютерная техника для столов регистрации (периферийные устройства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Оборудование для ведения выступлений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Видео оборудование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Звуковое оборудование</text:p>
          </table:table-cell>
        </table:table-row>
        <table:named-expressions/>
      </table:table>
      <table:table table:name="Всего" table:style-name="ta1" table:print="false">
        <table:table-column table:style-name="co4" table:default-cell-style-name="Fields"/>
        <table:table-row table:style-name="ro1">
          <table:table-cell office:value-type="string">
            <text:p>Всего коробок</text:p>
          </table:table-cell>
        </table:table-row>
        <table:table-row table:style-name="ro1">
          <table:table-cell table:style-name="Text" table:formula="of:=COUNTA(КоробКолво)" office:value-type="float" office:value="12">
            <text:p>12</text:p>
          </table:table-cell>
        </table:table-row>
        <table:named-expressions/>
      </table:table>
      <table:named-expressions>
        <table:named-range table:name="КоробКолво" table:base-cell-address="$Коробки.$A$1" table:cell-range-address="$Коробки.$A$2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TeXGyreChorus" svg:font-family="TeXGyreChorus" style:font-adornments="Обычный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" style:family="table-cell" style:parent-style-name="Default">
      <style:table-cell-properties fo:border="0.002cm solid #000000"/>
      <style:text-properties fo:color="#000000" style:font-name="Arial1" fo:font-size="14pt" fo:font-weight="normal"/>
    </style:style>
    <style:style style:name="Fields" style:family="table-cell" style:parent-style-name="Text">
      <style:table-cell-properties fo:background-color="#ffffff" fo:border="0.002cm solid #000000"/>
      <style:text-properties fo:font-style="normal" fo:font-weight="bold" style:font-weight-asian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8.12.2020</text:date>, <text:time>16:22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Огородников</meta:initial-creator>
    <meta:creation-date>2020-04-14T21:29:09.95</meta:creation-date>
    <dc:date>2020-12-08T16:22:15</dc:date>
    <meta:editing-duration>PT2M57S</meta:editing-duration>
    <meta:editing-cycles>6</meta:editing-cycles>
    <meta:generator>OpenOffice/4.1.7$Unix OpenOffice.org_project/417m1$Build-9800</meta:generator>
    <meta:document-statistic meta:table-count="2" meta:cell-count="28" meta:object-count="0"/>
  </office:meta>
</office:document-meta>
</file>